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ext-properties style:font-name="Liberation Sans" style:font-name-asian="Arial Unicode MS" style:font-name-complex="Arial Unicode MS"/>
    </style:style>
    <style:style style:name="ce26" style:family="table-cell" style:parent-style-name="pd1">
      <style:table-cell-properties fo:background-color="#ff6600"/>
    </style:style>
    <style:style style:name="ce27" style:family="table-cell" style:parent-style-name="Default">
      <style:table-cell-properties fo:background-color="#ff66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7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6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8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5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5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5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5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 ; EV_LEVEL, 42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5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 ; EV_LEVEL, 42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 ; EV_LEVEL, 42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5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5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 ; EV_LEVEL, 42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5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5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5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5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5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5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5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5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5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5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5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5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5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5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5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5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BIT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9">00/00/0000</text:date>, <text:time style:data-style-name="N2" text:time-value="02:51:32.263768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4-09T05:34:31.380516425</dc:date>
    <meta:editing-duration>P45DT15H11M31S</meta:editing-duration>
    <meta:editing-cycles>353</meta:editing-cycles>
    <dc:creator>Michael </dc:creator>
    <meta:document-statistic meta:table-count="2" meta:cell-count="5201" meta:object-count="0"/>
  </office:meta>
</office:document-meta>
</file>